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Dashboard)8" text:style-name="List_20_1">
                        
                        <text:list-item>
                            <text:p text:style-name="List_20_1">
                                Horizontal
                            </text:p>
                            
                        </text:list-item>
                        
                    

                        <text:list-item>
                            <text:p text:style-name="List_20_1">
                                Vertical
                            </text:p>
                            
                        </text:list-item>
                        
                    
                    </text:list>
                ,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Dashboard)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1" text:continue-numbering="true" text:continue-list="list_Progress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Dashboard)22" text:continue-numbering="true" text:continue-list="list_Progress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Dashboard)23" text:continue-numbering="true" text:continue-list="list_Progress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